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 style:list-style-name="L2">
      <style:graphic-properties fo:min-height="8.884cm"/>
      <style:paragraph-properties style:writing-mode="lr-tb"/>
    </style:style>
    <style:style style:name="pr6" style:family="presentation" style:parent-style-name="Default-title" style:list-style-name="L1">
      <style:graphic-properties fo:min-height="2.629cm"/>
      <style:paragraph-properties style:writing-mode="lr-tb"/>
    </style:style>
    <style:style style:name="pr7" style:family="presentation" style:parent-style-name="Default-title" style:list-style-name="L1">
      <style:graphic-properties fo:min-height="3.625cm"/>
      <style:paragraph-properties style:writing-mode="lr-tb"/>
    </style:style>
    <style:style style:name="pr8" style:family="presentation" style:parent-style-name="Default-title" style:list-style-name="L1">
      <style:graphic-properties fo:min-height="3.625cm"/>
      <style:paragraph-properties style:writing-mode="lr-tb"/>
    </style:style>
    <style:style style:name="pr9" style:family="presentation" style:parent-style-name="Default-title">
      <style:graphic-properties fo:min-height="3.863cm"/>
      <style:paragraph-properties style:writing-mode="lr-tb"/>
    </style:style>
    <style:style style:name="pr10" style:family="presentation" style:parent-style-name="Default-title">
      <style:graphic-properties fo:min-height="3.625cm"/>
      <style:paragraph-properties style:writing-mode="lr-tb"/>
    </style:style>
    <style:style style:name="pr11" style:family="presentation" style:parent-style-name="Default-title" style:list-style-name="L1">
      <style:graphic-properties fo:min-height="5.437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start"/>
      <style:text-properties style:font-name="Frutiger Light Condensed"/>
    </style:style>
    <style:style style:name="P3" style:family="paragraph">
      <style:paragraph-properties fo:text-align="start" style:writing-mode="lr-tb"/>
      <style:text-properties style:font-name="Frutiger Light Condensed"/>
    </style:style>
    <style:style style:name="P4" style:family="paragraph">
      <style:text-properties style:font-name="Frutiger Light Condensed"/>
    </style:style>
    <style:style style:name="P5" style:family="paragraph">
      <style:paragraph-properties style:writing-mode="lr-tb"/>
      <style:text-properties style:font-name="Frutiger Light Condensed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style:writing-mode="lr-tb"/>
    </style:style>
    <style:style style:name="P9" style:family="paragraph">
      <style:paragraph-properties fo:margin-top="0.5cm" fo:margin-bottom="0cm"/>
    </style:style>
    <style:style style:name="P10" style:family="paragraph">
      <style:paragraph-properties style:writing-mode="lr-tb"/>
      <style:text-properties fo:color="#c9211e" style:font-name="Frutiger Light Condensed"/>
    </style:style>
    <style:style style:name="P11" style:family="paragraph">
      <style:paragraph-properties fo:margin-top="0.5cm" fo:margin-bottom="0cm" style:writing-mode="lr-tb"/>
      <style:text-properties style:font-name="Frutiger Light Condensed"/>
    </style:style>
    <style:style style:name="P12" style:family="paragraph">
      <style:paragraph-properties style:writing-mode="lr-tb"/>
      <style:text-properties style:font-name="Frutiger Light Condensed" fo:font-size="15pt" style:font-size-asian="15pt" style:font-size-complex="15pt"/>
    </style:style>
    <style:style style:name="T1" style:family="text">
      <style:text-properties fo:color="#c9211e"/>
    </style:style>
    <style:style style:name="T2" style:family="text">
      <style:text-properties style:font-name="Frutiger Light Condensed"/>
    </style:style>
    <style:style style:name="T3" style:family="text">
      <style:text-properties fo:color="#c9211e" style:font-name="Frutiger Light Condensed"/>
    </style:style>
    <style:style style:name="T4" style:family="text">
      <style:text-properties style:font-name="Frutiger Light Condensed" fo:font-weight="bold" style:font-weight-asian="bold" style:font-weight-complex="bold"/>
    </style:style>
    <style:style style:name="T5" style:family="text">
      <style:text-properties style:font-name="Frutiger Light Condensed" fo:font-weight="normal" style:font-weight-asian="normal" style:font-weight-complex="normal"/>
    </style:style>
    <style:style style:name="T6" style:family="text">
      <style:text-properties fo:color="#c9211e" style:font-name="Frutiger Light Condensed" fo:font-weight="normal" style:font-weight-asian="normal" style:font-weight-complex="normal"/>
    </style:style>
    <style:style style:name="T7" style:family="text">
      <style:text-properties fo:color="#000000" style:font-name="Frutiger Light Condensed" fo:font-weight="normal" style:font-weight-asian="normal" style:font-weight-complex="normal"/>
    </style:style>
    <style:style style:name="T8" style:family="text">
      <style:text-properties fo:color="#000000" style:font-name="Frutiger Light Condense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Frutiger Light Condensed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Camer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2">Where is camera?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As viewers of rendered images, camera is not seen – it defines what we see.</text:p>
                <text:list>
                  <text:list-item>
                    <text:p text:style-name="P4"><text:span text:style-name="T1">&lt;image: 3d scene where we see camera, and image that camera sees is what we see&gt;</text:span></text:p>
                  </text:list-item>
                </text:list>
              </text:list-item>
              <text:list-item>
                <text:p text:style-name="P4"><text:span text:style-name="T1">Examples</text:span>:</text:p>
                <text:list>
                  <text:list-item>
                    <text:p text:style-name="P4">FP games</text:p>
                  </text:list-item>
                  <text:list-item>
                    <text:p text:style-name="P4">Isometric games</text:p>
                  </text:list-item>
                  <text:list-item>
                    <text:p text:style-name="P4">Animation</text:p>
                  </text:list-item>
                  <text:list-item>
                    <text:p text:style-name="P4">Digital twin explo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 text:style-name="P7"><text:span text:style-name="T2">Cameras introduc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In rendering camera model is required to, at least, define a portion of visible scene and perspective/orthographic projection.</text:span></text:p>
              </text:list-item>
              <text:list-item>
                <text:p><text:span text:style-name="T2">Rendering process is calculating radiance from shaded surface point to camera position.</text:span></text:p>
                <text:list>
                  <text:list-item>
                    <text:p><text:span text:style-name="T2">This simulates simplified model of an imaging system such as film/digital camera or human eye</text:span></text:p>
                  </text:list-item>
                  <text:list-item>
                    <text:p><text:span text:style-name="T3">&lt;image: object, camera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7"><text:span text:style-name="T2">Real camera system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Camera systems contain many small discrete </text:span><text:span text:style-name="T4">sensors</text:span><text:span text:style-name="T2">: cones in the eye, photodiodes in digital camera or dye particles in film camera</text:span></text:p>
              </text:list-item>
              <text:list-item>
                <text:p><text:span text:style-name="T2">Each of these sensors measures incoming </text:span><text:span text:style-name="T4">radiance</text:span><text:span text:style-name="T2"> values and converts it to </text:span><text:span text:style-name="T4">color</text:span><text:span text:style-name="T2"> signal</text:span></text:p>
              </text:list-item>
              <text:list-item>
                <text:p><text:span text:style-name="T2">Exposing sensor to radiance will not produce image without </text:span><text:span text:style-name="T4">light-proof enclosure </text:span><text:span text:style-name="T2">with small opening – </text:span><text:span text:style-name="T4">aperture</text:span><text:span text:style-name="T2">.</text:span></text:p>
                <text:list>
                  <text:list-item>
                    <text:p><text:span text:style-name="T2">Such setup restricts light where light can enter and strike sensor</text:span></text:p>
                  </text:list-item>
                </text:list>
              </text:list-item>
              <text:list-item>
                <text:p><text:span text:style-name="T4">Lens</text:span><text:span text:style-name="T2"> is placed at the aperture to focus the light so each sensor receives light from only a small set of incoming directions</text:span></text:p>
                <text:list>
                  <text:list-item>
                    <text:p><text:span text:style-name="T2">Lens with aperture average light over small area and small set of incoming directions</text:span></text:p>
                  </text:list-item>
                </text:list>
              </text:list-item>
              <text:list-item>
                <text:p><text:span text:style-name="T1">&lt;image: camera system, objects and light&gt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>
          <draw:text-box>
            <text:p text:style-name="P7">What camera measures?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ensors measure average radiance which quantifies the brightness and color of single ray of light</text:p>
              </text:list-item>
              <text:list-item>
                <text:p>This is motivation why in computer graphics we only care about light rays which are coming to camera and from them, how are they generated in the scene</text:p>
                <text:list>
                  <text:list-item>
                    <text:p>We will extend this idea in rendering chap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placeholder="true">
          <draw:text-box/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9"><text:span text:style-name="T2">Now, we will understand how cameras work and how to simulate a real world camera.</text:span></text:p>
                <text:list>
                  <text:list-item>
                    <text:p><text:span text:style-name="T2">Such camera model is similar to ones used in production software (e.g., Blender, Maya, 3DSMax, Houdini)</text:span></text:p>
                  </text:list-item>
                </text:list>
              </text:list-item>
              <text:list-item>
                <text:p text:style-name="P9"><text:span text:style-name="T2">Simulating real world camera is important for photo-realistic rendering which may be combined with live action footage. Also, camera effects enable certain expressive and artistic possibilities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7"><text:span text:style-name="T2">Camera model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Image generation with real world camera is governed by optical laws → very costly to simulate</text:span></text:p>
              </text:list-item>
              <text:list-item>
                <text:p><text:span text:style-name="T2">Thus, we start with simplest camera model: </text:span><text:span text:style-name="T4">pinhole camera</text:span></text:p>
                <text:list>
                  <text:list-item>
                    <text:p><text:span text:style-name="T5">Much easier way to reproduce images, therefore used in most 3D applications and games</text:span></text:p>
                  </text:list-item>
                </text:list>
              </text:list-item>
              <text:list-item>
                <text:p><text:span text:style-name="T5">Pinhole camera can be realized in a real world: small box with hole on one side and photographic film on opposite side.</text:span></text:p>
              </text:list-item>
            </text:list>
            <text:p><text:span text:style-name="T6">&lt;IMAGE OF PINHOLE CAMERA AND ITS RESULT&gt;</text:span></text:p>
            <text:list text:continue-numbering="true" text:style-name="L2">
              <text:list-item>
                <text:p><text:span text:style-name="T7">To simulate creation of image in a camera depends on:</text:span></text:p>
                <text:list>
                  <text:list-item>
                    <text:p><text:span text:style-name="T7">Light traveling in space and its interaction with objects (matter) → determined by law of optics</text:span></text:p>
                  </text:list-item>
                  <text:list-item>
                    <text:p><text:span text:style-name="T7">Light which is entering the camera</text:span></text:p>
                  </text:list-item>
                </text:list>
              </text:list-item>
              <text:list-item>
                <text:p><text:span text:style-name="T7">Once light enters camera, two main processes are important:</text:span></text:p>
                <text:list>
                  <text:list-item>
                    <text:p><text:span text:style-name="T7">How image is stored on film → can be simulated (e.g., </text:span><text:span text:style-name="T7"><text:a xlink:href="https://maxwellrender.com/" xlink:type="simple">https://maxwellrender.com/</text:a></text:span><text:span text:style-name="T7">) but out of scope</text:span></text:p>
                  </text:list-item>
                  <text:list-item>
                    <text:p><text:span text:style-name="T7">How image is formed in the camer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7"><text:span text:style-name="T2">Image forming basics</text:span>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p><text:span text:style-name="T3">&lt;IMAGE OF BASIC PRINCIPLE OF IMAGE CREATION&gt;</text:span></text:p>
            <text:list text:style-name="L2">
              <text:list-item>
                <text:p><text:span text:style-name="T8">Light rays from the world pass through the small hole and form an (inverted) image on plane (film) opposite to the hole.</text:span></text:p>
                <text:list>
                  <text:list-item>
                    <text:p><text:span text:style-name="T8">Camera obscura is real-world realization of the described process without fil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7"><text:span text:style-name="T2">Pinhole Camera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Real world realization: lightproof box with very small hole – aperture, and light-sensitive film on the opposite side.</text:span></text:p>
                <text:list>
                  <text:list-item>
                    <text:p><text:span text:style-name="T2">To take an image, open aperture to expose the film to light</text:span></text:p>
                  </text:list-item>
                  <text:list-item>
                    <text:p><text:span text:style-name="T2">Aperture is small so that only one ray reflected from the world in point P enters the camera and intersects film in one point – each point in the visible portion of the scene corresponds to a single point on the film (note that in real world such hole must be very small)</text:span></text:p>
                  </text:list-item>
                  <text:list-item>
                    <text:p><text:span text:style-name="T2">Geometrically, pinhole is called center of projection – all rays entering the camera converging at this point and diverging on the other size</text:span></text:p>
                  </text:list-item>
                </text:list>
              </text:list-item>
            </text:list>
            <text:p><text:span text:style-name="T3">&lt;IMAGE OF PINHOLE CAMERA and its result&gt;</text:span></text:p>
            <text:p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7"><text:span text:style-name="T2">Pinhole camera: aperture size</text:span></text:p>
          </draw:text-box>
        </draw:frame>
        <draw:frame presentation:style-name="pr5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2">Formed image is sharp if each point of the object maps to the one point of the film</text:span></text:p>
              </text:list-item>
              <text:list-item>
                <text:p text:style-name="P9"><text:span text:style-name="T2">Ideal pinhole: aperture is so small that only one ray passes through it</text:span></text:p>
                <text:list>
                  <text:list-item>
                    <text:p><text:span text:style-name="T2">Not possible in a real world because of diffraction</text:span></text:p>
                  </text:list-item>
                </text:list>
              </text:list-item>
              <text:list-item>
                <text:p><text:span text:style-name="T2">It is never a single ray that passes the aperture – the cone of rays (its angle) is determined by a size of aperture. Smaller cone → sharper image</text:span></text:p>
                <text:list>
                  <text:list-item>
                    <text:p><text:span text:style-name="T3">Example: solid angle</text:span></text:p>
                  </text:list-item>
                </text:list>
              </text:list-item>
            </text:list>
            <text:p><text:span text:style-name="T3">&lt;IMAGES COMPARING LARGE AND SMALL APERTURE SIZE (blur, circle of confusion)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 text:style-name="P7"><text:span text:style-name="T2">Pinhole camera: exposur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If aperture is very small, longer time is needed for image to form on a film.</text:span></text:p>
              </text:list-item>
              <text:list-item>
                <text:p><text:span text:style-name="T2">Time of which the aperture is open is called exposure time (or just exposure) </text:span></text:p>
                <text:list>
                  <text:list-item>
                    <text:p><text:span text:style-name="T2">In real cameras, longer exposure can produce blurred image if camera or objects in the scene are moving</text:span></text:p>
                  </text:list-item>
                  <text:list-item>
                    <text:p><text:span text:style-name="T2">Simulated camera do not have problem with this since simulated light transport is considered instant, therefore, simulation of motion blur requires additional simulation</text:span></text:p>
                  </text:list-item>
                </text:list>
              </text:list-item>
              <text:list-item>
                <text:p><text:span text:style-name="T2">Therefore, generally, shorter exposure time is better</text:span></text:p>
              </text:list-item>
            </text:list>
            <text:p><text:span text:style-name="T3">&lt;IMAGE OF MOTION BLUR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7"><text:span text:style-name="T2">Pinhole camera vs lens camera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Since very small aperture requires long exposure times to form an image, it is not possible to obtain sharp images easily (e.g., if camera or objects are not perfectly still)</text:span></text:p>
              </text:list-item>
              <text:list-item>
                <text:p><text:span text:style-name="T9">Large aperture is again not a solution since blurred images will </text:span><text:span text:style-name="T2">always be formed</text:span></text:p>
              </text:list-item>
              <text:list-item>
                <text:p><text:span text:style-name="T2">Solution is to use lens in front of aperture so that rays entering camera are gathered (converged) and focused them to one point on a film plane <text:s/></text:span></text:p>
              </text:list-item>
              <text:list-item>
                <text:p><text:span text:style-name="T2">With lenses, aperture can be larger enabling smaller exposure time with sharp images as result</text:span></text:p>
              </text:list-item>
            </text:list>
            <text:p><text:span text:style-name="T3">&lt;IMAGE OF LENS CAMERA&gt;</text:span></text:p>
            <text:list text:continue-numbering="true" text:style-name="L2">
              <text:list-item>
                <text:p><text:span text:style-name="T2">Introduction of lenses also introduces the depth of field – distance between nearest and the farthest object from the scene that appears sharp in the formed image</text:span></text:p>
              </text:list-item>
            </text:list>
            <text:p><text:span text:style-name="T3">&lt;DEPTH OF FIELD IMAGE&gt;</text:span></text:p>
            <text:list text:continue-numbering="true" text:style-name="L2">
              <text:list-item>
                <text:p><text:span text:style-name="T2">Pinhole cameras have infinite depth of field </text:span></text:p>
                <text:list>
                  <text:list-item>
                    <text:p><text:span text:style-name="T2">Therefore, computer generated images will be sharp. Additional simulation is needed to produce depth of field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7"><text:span text:style-name="T2">Pinhole camera parameters </text:span></text:p>
          </draw:text-box>
        </draw:frame>
        <draw:frame presentation:style-name="pr4" draw:text-style-name="P5" draw:layer="layout" svg:width="25.199cm" svg:height="9.134cm" svg:x="1.27cm" svg:y="3.685cm" presentation:class="outline" presentation:user-transformed="true">
          <draw:text-box>
            <text:list text:style-name="L2">
              <text:list-item>
                <text:p><text:span text:style-name="T2">Now when we understand the elements of pinhole camera, we will discuss parameters controlling those element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text-style-name="P3" draw:layer="layout" svg:width="25.199cm" svg:height="3.625cm" svg:x="1.4cm" svg:y="0.13cm" presentation:class="title" presentation:user-transformed="true">
          <draw:text-box>
            <text:p text:style-name="P7"><text:span text:style-name="T2">Pinhole camera parameters: Focal length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Moving image plane (film plane) closer to aperture effectively performs zoom out</text:span></text:p>
              </text:list-item>
              <text:list-item>
                <text:p><text:span text:style-name="T2">Moving film plane away from aperture effectively performs zooming in</text:span></text:p>
              </text:list-item>
              <text:list-item>
                <text:p><text:span text:style-name="T2">Therefore, distance of film plane from aperture defines amount of scene that we see</text:span></text:p>
              </text:list-item>
              <text:list-item>
                <text:p><text:span text:style-name="T2">This parameter is called focal length or focal distance</text:span></text:p>
              </text:list-item>
            </text:list>
            <text:p><text:span text:style-name="T3">&lt;IMAGE OF PINHOLE CAMERA WITH VARYING FOCAL DISTANCE AND RESULT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8" draw:text-style-name="P3" draw:layer="layout" svg:width="25.199cm" svg:height="3.625cm" svg:x="1.4cm" svg:y="0.13cm" presentation:class="title" presentation:user-transformed="true">
          <draw:text-box>
            <text:p text:style-name="P7"><text:span text:style-name="T2">Pinhole camera parameters: angle of view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Zooming in and zooming out described by Focal length (focal distance) can be also described by angle of the apex of triangle defined with aperture and film edges</text:span></text:p>
              </text:list-item>
              <text:list-item>
                <text:p><text:span text:style-name="T2">This angle is called angle of view or field of view</text:span></text:p>
              </text:list-item>
              <text:list-item>
                <text:p><text:span text:style-name="T2">In 3D, this triangle is actually a pyramid and we distinguish horizontal and vertical FOV</text:span></text:p>
              </text:list-item>
            </text:list>
            <text:p><text:span text:style-name="T3">&lt;IMAGE OF PINHOLE CAMERA WITH VARYING FOV AND RESULTING IMAGES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9" draw:text-style-name="P5" draw:layer="layout" svg:width="25.199cm" svg:height="3.863cm" svg:x="1.4cm" svg:y="0.011cm" presentation:class="title" presentation:user-transformed="true">
          <draw:text-box>
            <text:p text:style-name="P7"><text:span text:style-name="T2">Observation - Pinhole camera: alternative represent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Triangle introduced in FOV defines how much of the scene is visible</text:span></text:p>
              </text:list-item>
              <text:list-item>
                <text:p><text:span text:style-name="T2">This triangle can also be viewed as continuation of lines from film edges to aperture and to a scene</text:span></text:p>
              </text:list-item>
              <text:list-item>
                <text:p><text:span text:style-name="T2">This representation of pinhole camera model is used for simulation</text:span></text:p>
              </text:list-item>
            </text:list>
            <text:p><text:span text:style-name="T3">&lt;IMAGE COMPARING TWO REPRESENTATIONS OF PINHOLE CAMERA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0" draw:text-style-name="P5" draw:layer="layout" svg:width="25.199cm" svg:height="3.625cm" svg:x="1.4cm" svg:y="0.13cm" presentation:class="title" presentation:user-transformed="true">
          <draw:text-box>
            <text:p text:style-name="P7"><text:span text:style-name="T2">Pinhole camera parameters: film siz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Amount of scene that is captured also depends on film size (image sensor)</text:span></text:p>
                <text:list>
                  <text:list-item>
                    <text:p><text:span text:style-name="T2">Film parameters are horizontal and vertical direction</text:span></text:p>
                  </text:list-item>
                </text:list>
              </text:list-item>
              <text:list-item>
                <text:p><text:span text:style-name="T2">Smaller surface of film size implies smaller angle of view</text:span></text:p>
              </text:list-item>
              <text:list-item>
                <text:p><text:span text:style-name="T2">Larger film formats were developed for more details and better image quality</text:span></text:p>
              </text:list-item>
              <text:list-item>
                <text:p><text:span text:style-name="T2">Capturing the same extent of the scene with larger film requires adjusting focal length</text:span></text:p>
              </text:list-item>
            </text:list>
            <text:p><text:span text:style-name="T3">&lt;IMAGE SHOWING DIFFERENT FILM SIZES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0" draw:text-style-name="P5" draw:layer="layout" svg:width="25.199cm" svg:height="3.625cm" svg:x="1.4cm" svg:y="0.13cm" presentation:class="title" presentation:user-transformed="true">
          <draw:text-box>
            <text:p><text:span text:style-name="T2">Pinhole camera parameters: quick recap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Focal length (focal distance)</text:span></text:p>
              </text:list-item>
              <text:list-item>
                <text:p><text:span text:style-name="T2">Angle of view (field of view)</text:span></text:p>
              </text:list-item>
              <text:list-item>
                <text:p><text:span text:style-name="T2">Film size</text:span></text:p>
              </text:list-item>
              <text:list-item>
                <text:p><text:span text:style-name="T2">All three parameters are interconnected, knowing two we can infer the third.</text:span></text:p>
              </text:list-item>
              <text:list-item>
                <text:p><text:span text:style-name="T2">Angle of view is parameter we usually need for rendering and expose focal length and film size to the us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1" draw:text-style-name="P3" draw:layer="layout" svg:width="25.199cm" svg:height="5.437cm" svg:x="1.4cm" svg:y="-0.776cm" presentation:class="title" presentation:user-transformed="true">
          <draw:text-box>
            <text:p text:style-name="P7"><text:span text:style-name="T2">Pinhole camera parameters: image resolution and aspect ratio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As discussed, size of film (image sensor) has an effect on angle of view</text:span></text:p>
              </text:list-item>
              <text:list-item>
                <text:p><text:span text:style-name="T9">Number of pixels </text:span><text:span text:style-name="T2">(resolution of image) placed on image sensor doesn’t have influence on angle of view</text:span></text:p>
              </text:list-item>
              <text:list-item>
                <text:p><text:span text:style-name="T2">Image quality depends both on image sensor size and number of pixels on it (resolution) </text:span></text:p>
                <text:list>
                  <text:list-item>
                    <text:p><text:span text:style-name="T2">Higher resolution images will have more details</text:span></text:p>
                  </text:list-item>
                </text:list>
              </text:list-item>
              <text:list-item>
                <text:p><text:span text:style-name="T2">Resolution is determined by width and height which defines number of pixels</text:span></text:p>
              </text:list-item>
              <text:list-item>
                <text:p><text:span text:style-name="T2">Image aspect ratio can be computed using width and height of resolution, e.g., 4:3, 5:3, 16:9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7"><text:span text:style-name="T2">Camera in rendering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During rendering, each shading surface point corresponds to single ray and thus to sample point on the sensor surface</text:span></text:p>
                <text:list>
                  <text:list-item>
                    <text:p><text:span text:style-name="T1">example</text:span></text:p>
                  </text:list-item>
                </text:list>
              </text:list-item>
              <text:list-item>
                <text:p><text:span text:style-name="T2">In chapter about image, we will discuss reconstructing image (signal) over each discrete sensor surface – reconstruction of continuous image signal from discrete sampl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7"><text:span text:style-name="T2">Literature</text:span>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0"/></text:p>
              </text:list-header>
              <text:list-item>
                <text:p><text:span text:style-name="T10"><text:a xlink:href="https://github.com/lorentzo/IntroductionToComputerGraphics/wiki/Foundations-of-3D-scene-modeling" xlink:type="simple">https://github.com/lorentzo/IntroductionToComputerGraphics/wiki/Foundations-of-3D-scene-modeling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4T07:34:53.836128570</meta:creation-date>
    <meta:generator>LibreOffice/6.4.7.2$Linux_X86_64 LibreOffice_project/40$Build-2</meta:generator>
    <dc:date>2022-12-11T08:20:56.216844556</dc:date>
    <meta:editing-duration>PT29M25S</meta:editing-duration>
    <meta:editing-cycles>18</meta:editing-cycles>
    <meta:document-statistic meta:object-count="104"/>
  </office:meta>
</office:document-meta>
</file>